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7036f" officeooo:paragraph-rsid="0017036f"/>
    </style:style>
    <style:style style:name="P2" style:family="paragraph" style:parent-style-name="Standard">
      <style:text-properties officeooo:rsid="0017036f" officeooo:paragraph-rsid="001d6284"/>
    </style:style>
    <style:style style:name="P3" style:family="paragraph" style:parent-style-name="Standard">
      <style:text-properties officeooo:rsid="001a39d7" officeooo:paragraph-rsid="001a39d7"/>
    </style:style>
    <style:style style:name="P4" style:family="paragraph" style:parent-style-name="Standard">
      <style:paragraph-properties fo:text-align="center" style:justify-single-word="false"/>
      <style:text-properties fo:font-weight="bold" officeooo:rsid="001a39d7" officeooo:paragraph-rsid="001a39d7" style:font-weight-asian="bold" style:font-weight-complex="bold"/>
    </style:style>
    <style:style style:name="P5" style:family="paragraph" style:parent-style-name="Standard">
      <style:text-properties fo:font-weight="bold" officeooo:rsid="0020a07c" officeooo:paragraph-rsid="0020a07c" style:font-weight-asian="bold" style:font-weight-complex="bold"/>
    </style:style>
    <style:style style:name="P6" style:family="paragraph" style:parent-style-name="Standard">
      <style:paragraph-properties fo:text-align="start" style:justify-single-word="false"/>
      <style:text-properties fo:font-weight="normal" officeooo:rsid="001a39d7" officeooo:paragraph-rsid="001a39d7" style:font-weight-asian="normal" style:font-weight-complex="normal"/>
    </style:style>
    <style:style style:name="P7" style:family="paragraph" style:parent-style-name="Standard">
      <style:paragraph-properties fo:text-align="start" style:justify-single-word="false"/>
      <style:text-properties fo:font-weight="normal" officeooo:rsid="001a39d7" officeooo:paragraph-rsid="001f13b6" style:font-weight-asian="normal" style:font-weight-complex="normal"/>
    </style:style>
    <style:style style:name="P8" style:family="paragraph" style:parent-style-name="Standard">
      <style:text-properties fo:font-weight="normal" officeooo:rsid="0020a07c" officeooo:paragraph-rsid="0020a07c" style:font-weight-asian="normal" style:font-weight-complex="normal"/>
    </style:style>
    <style:style style:name="P9" style:family="paragraph" style:parent-style-name="Standard">
      <style:text-properties officeooo:rsid="001aefad" officeooo:paragraph-rsid="001aefad"/>
    </style:style>
    <style:style style:name="P10" style:family="paragraph" style:parent-style-name="Standard">
      <style:text-properties officeooo:rsid="001d867e" officeooo:paragraph-rsid="001d867e"/>
    </style:style>
    <style:style style:name="P11" style:family="paragraph" style:parent-style-name="Standard">
      <style:text-properties officeooo:paragraph-rsid="001d867e"/>
    </style:style>
    <style:style style:name="P12" style:family="paragraph" style:parent-style-name="Standard">
      <style:text-properties officeooo:rsid="001fa75e" officeooo:paragraph-rsid="001fa75e"/>
    </style:style>
    <style:style style:name="P13" style:family="paragraph" style:parent-style-name="Standard">
      <style:text-properties officeooo:rsid="0020a07c" officeooo:paragraph-rsid="0020a07c"/>
    </style:style>
    <style:style style:name="P14" style:family="paragraph" style:parent-style-name="Standard">
      <style:text-properties officeooo:paragraph-rsid="0020a07c"/>
    </style:style>
    <style:style style:name="P15" style:family="paragraph">
      <loext:graphic-properties draw:fill="solid" draw:fill-color="#cccccc"/>
    </style:style>
    <style:style style:name="T1" style:family="text">
      <style:text-properties fo:font-weight="bold" style:font-weight-asian="bold" style:font-weight-complex="bold"/>
    </style:style>
    <style:style style:name="T2" style:family="text">
      <style:text-properties fo:font-weight="bold" officeooo:rsid="001eb418" style:font-weight-asian="bold" style:font-weight-complex="bold"/>
    </style:style>
    <style:style style:name="T3" style:family="text">
      <style:text-properties fo:font-weight="bold" officeooo:rsid="001b7c58" style:font-weight-asian="bold" style:font-weight-complex="bold"/>
    </style:style>
    <style:style style:name="T4" style:family="text">
      <style:text-properties fo:font-weight="bold" officeooo:rsid="001aefad" style:font-weight-asian="bold" style:font-weight-complex="bold"/>
    </style:style>
    <style:style style:name="T5" style:family="text">
      <style:text-properties fo:font-weight="bold" officeooo:rsid="001f13b6" style:font-weight-asian="bold" style:font-weight-complex="bold"/>
    </style:style>
    <style:style style:name="T6" style:family="text">
      <style:text-properties fo:font-weight="bold" officeooo:rsid="001fa75e" style:font-weight-asian="bold" style:font-weight-complex="bold"/>
    </style:style>
    <style:style style:name="T7" style:family="text">
      <style:text-properties fo:font-weight="bold" officeooo:rsid="0020a07c" style:font-weight-asian="bold" style:font-weight-complex="bold"/>
    </style:style>
    <style:style style:name="T8" style:family="text">
      <style:text-properties fo:font-weight="bold" officeooo:rsid="00222ba8" style:font-weight-asian="bold" style:font-weight-complex="bold"/>
    </style:style>
    <style:style style:name="T9" style:family="text">
      <style:text-properties fo:color="#ff9900" fo:font-weight="bold" style:font-weight-asian="bold" style:font-weight-complex="bold"/>
    </style:style>
    <style:style style:name="T10" style:family="text">
      <style:text-properties fo:color="#ff9900" fo:font-weight="bold" officeooo:rsid="00198b16" style:font-weight-asian="bold" style:font-weight-complex="bold"/>
    </style:style>
    <style:style style:name="T11" style:family="text">
      <style:text-properties fo:color="#000000" fo:font-weight="bold" style:font-weight-asian="bold" style:font-weight-complex="bold"/>
    </style:style>
    <style:style style:name="T12" style:family="text">
      <style:text-properties fo:color="#ff3333" fo:font-weight="bold" style:font-weight-asian="bold" style:font-weight-complex="bold"/>
    </style:style>
    <style:style style:name="T13" style:family="text">
      <style:text-properties fo:color="#009933" fo:font-weight="bold" style:font-weight-asian="bold" style:font-weight-complex="bold"/>
    </style:style>
    <style:style style:name="T14" style:family="text">
      <style:text-properties fo:color="#006600" fo:font-weight="bold" style:font-weight-asian="bold" style:font-weight-complex="bold"/>
    </style:style>
    <style:style style:name="T15" style:family="text">
      <style:text-properties fo:color="#009900" fo:font-weight="bold" style:font-weight-asian="bold" style:font-weight-complex="bold"/>
    </style:style>
    <style:style style:name="T16" style:family="text">
      <style:text-properties officeooo:rsid="001aefad"/>
    </style:style>
    <style:style style:name="T17" style:family="text">
      <style:text-properties officeooo:rsid="001b7c58"/>
    </style:style>
    <style:style style:name="T18" style:family="text">
      <style:text-properties officeooo:rsid="001d6284"/>
    </style:style>
    <style:style style:name="T19" style:family="text">
      <style:text-properties officeooo:rsid="001d867e"/>
    </style:style>
    <style:style style:name="T20" style:family="text">
      <style:text-properties style:font-name="Liberation Serif" fo:font-size="12pt" fo:font-style="normal" fo:font-weight="bold" style:font-size-asian="12pt" style:font-style-asian="normal" style:font-weight-asian="bold" style:font-size-complex="12pt" style:font-weight-complex="bold"/>
    </style:style>
    <style:style style:name="T21" style:family="text">
      <style:text-properties style:font-name="Liberation Serif" fo:font-size="12pt" fo:font-style="normal" fo:font-weight="bold" officeooo:rsid="001d867e" style:font-size-asian="12pt" style:font-style-asian="normal" style:font-weight-asian="bold" style:font-size-complex="12pt" style:font-weight-complex="bold"/>
    </style:style>
    <style:style style:name="T22" style:family="text">
      <style:text-properties style:font-name="Liberation Serif" fo:font-size="12pt" fo:font-style="normal" fo:font-weight="normal" style:font-size-asian="12pt" style:font-style-asian="normal" style:font-weight-asian="normal" style:font-size-complex="12pt" style:font-weight-complex="normal"/>
    </style:style>
    <style:style style:name="T23" style:family="text">
      <style:text-properties style:font-name="Liberation Serif" fo:font-size="12pt" fo:font-style="normal" fo:font-weight="normal" officeooo:rsid="001d867e" style:font-size-asian="12pt" style:font-style-asian="normal" style:font-weight-asian="normal" style:font-size-complex="12pt"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20a07c" style:font-weight-asian="normal" style:font-weight-complex="normal"/>
    </style:style>
    <style:style style:name="T26" style:family="text">
      <style:text-properties style:text-position="0% 100%" style:font-name="Liberation Serif" fo:font-size="12pt" fo:font-style="normal" fo:font-weight="bold" style:font-size-asian="12pt" style:font-style-asian="normal" style:font-weight-asian="bold" style:font-size-complex="12pt" style:font-weight-complex="bold"/>
    </style:style>
    <style:style style:name="T27" style:family="text">
      <style:text-properties style:text-position="0% 100%" style:font-name="Liberation Serif" fo:font-size="12pt" fo:font-style="normal" fo:font-weight="bold" officeooo:rsid="001fa75e" style:font-size-asian="12pt" style:font-style-asian="normal" style:font-weight-asian="bold" style:font-size-complex="12pt" style:font-weight-complex="bold"/>
    </style:style>
    <style:style style:name="T28" style:family="text">
      <style:text-properties style:text-position="0% 100%" style:font-name="Liberation Serif" fo:font-size="12pt" fo:font-style="normal" fo:font-weight="normal" style:font-size-asian="12pt" style:font-style-asian="normal" style:font-weight-asian="normal" style:font-size-complex="12pt" style:font-weight-complex="normal"/>
    </style:style>
    <style:style style:name="T29" style:family="text">
      <style:text-properties style:text-position="0% 100%" style:font-name="Liberation Serif" fo:font-size="12pt" fo:font-style="normal" fo:font-weight="normal" officeooo:rsid="001fa75e" style:font-size-asian="12pt" style:font-style-asian="normal" style:font-weight-asian="normal" style:font-size-complex="12pt" style:font-weight-complex="normal"/>
    </style:style>
    <style:style style:name="T30" style:family="text">
      <style:text-properties officeooo:rsid="001eb418"/>
    </style:style>
    <style:style style:name="T31" style:family="text">
      <style:text-properties officeooo:rsid="001fa75e"/>
    </style:style>
    <style:style style:name="T32" style:family="text">
      <style:text-properties officeooo:rsid="0020a07c"/>
    </style:style>
    <style:style style:name="T33" style:family="text">
      <style:text-properties officeooo:rsid="00222ba8"/>
    </style:style>
    <style:style style:name="T34" style:family="text">
      <style:text-properties fo:font-size="10pt" style:font-size-asian="10pt" style:font-size-complex="10pt"/>
    </style:style>
    <style:style style:name="gr1" style:family="graphic">
      <style:graphic-properties draw:stroke="none" svg:stroke-color="#000000" draw:fill="solid" draw:fill-color="#cccccc" fo:min-height="2.187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cccccc" fo:min-height="0.25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 seguito è riportata la struttura di massima del FW attuale. La legenda dei colori utilizzati per I blocchi è la seguente:</text:p>
      <text:p text:style-name="P1"/>
      <text:p text:style-name="P1"><text:span text:style-name="T9">top_gcu1f3 <text:s/>=&gt; BLOCCO che richiederà (probabilmente) una revisione/adattamento</text:span></text:p>
      <text:p text:style-name="P1"><text:span text:style-name="T11">CDR clock input section =&gt; BLOCCO che può essere tolto (ma può servire in futuro)</text:span></text:p>
      <text:p text:style-name="P1"><text:span text:style-name="T12">mcp_block <text:s/>=&gt; BLOCCO che verrà rimosso definitivamente </text:span></text:p>
      <text:p text:style-name="P1"><text:span text:style-name="T13">picoblaze_top </text:span><text:span text:style-name="T15">=&gt; BLOCCO che <text:s/>(probabilmente) <text:s/>non richiederà una revisione/adattamento</text:span></text:p>
      <text:p text:style-name="P1"/>
      <text:p text:style-name="P1"/>
      <text:p text:style-name="P1">*<text:span text:style-name="T9">top_gcu1f3 <text:s/>(src/user/top_gcu1f3.vhd)</text:span></text:p>
      <text:p text:style-name="P1"><text:s text:c="8"/>*<text:span text:style-name="T9">clk_manager (src/user/clk_manager.vhd)</text:span></text:p>
      <text:p text:style-name="P1"><text:s text:c="12"/>NOTA: può usare il clock interno o quello ricavato dal CDR (clock esterno sincrono).</text:p>
      <text:p text:style-name="P1"><text:s text:c="12"/>*<text:span text:style-name="T9">clk_wiz <text:s text:c="4"/>(src/user/clk_wiz.vhd)</text:span></text:p>
      <text:p text:style-name="P1"><text:s text:c="16"/>-<text:span text:style-name="T9">PLL (MMCME2_ADV)</text:span> (https://www.xilinx.com/support/documentation/user_guides/ug472_7Series_Clocking.pdf)</text:p>
      <text:p text:style-name="P1"><text:s text:c="20"/>clk_0 <text:s text:c="2"/>-&gt; come CLKIN (125MHz)</text:p>
      <text:p text:style-name="P1"><text:s text:c="20"/>clk_1 <text:s text:c="2"/>-&gt; 250MHz</text:p>
      <text:p text:style-name="P1"><text:s text:c="20"/>clk_2 <text:s text:c="2"/>-&gt; 200MHz</text:p>
      <text:p text:style-name="P1"><text:s text:c="20"/>clk_3 <text:s text:c="2"/>-&gt; 100MHz</text:p>
      <text:p text:style-name="P1"><text:s text:c="20"/>clk_4 <text:s text:c="2"/>-&gt; 125MHz, sfasato di 90°</text:p>
      <text:p text:style-name="P1"><text:s text:c="20"/>clk_5 <text:s text:c="2"/>-&gt; 31.25MHz</text:p>
      <text:p text:style-name="P1"><text:s text:c="8"/>*<text:span text:style-name="T9">delay_manager <text:s text:c="2"/>(src/user/delay_manager.vhd)</text:span></text:p>
      <text:p text:style-name="P1"><text:s text:c="12"/>NOTA: incapsula un IDELAYCTRL ipcore (https://www.xilinx.com/support/documentation/ip_documentation/util_idelay_ctrl/v1_0/pb044-util-idelay-ctrl.pdf)</text:p>
      <text:p text:style-name="P1"><text:s text:c="8"/>*<text:span text:style-name="T11">CDR clock input section</text:span></text:p>
      <text:p text:style-name="P1"><text:s text:c="8"/>*<text:span text:style-name="T9">process: reset_generator</text:span></text:p>
      <text:p text:style-name="P1"><text:s text:c="12"/>NOTA: genera un segnale di reset 3 secondi dopo il boot</text:p>
      <text:p text:style-name="P1"><text:s text:c="8"/>*<text:span text:style-name="T9">process: local_time_generator:</text:span></text:p>
      <text:p text:style-name="P1"><text:s text:c="12"/>NOTA: conta il main clock (da quarzo esterno) locale, non utilizza BEC</text:p>
      <text:p text:style-name="P1"><text:s text:c="8"/>*<text:span text:style-name="T9">network_interface (src/user/network_interface.vhd)</text:span></text:p>
      <text:p text:style-name="P1"><text:s text:c="12"/>NOTA: interfaccia principale di rete e IPBUS core (vedi dopo), contiene tutti gli SLAVE IPBUS</text:p>
      <text:p text:style-name="P1"><text:s text:c="8"/>*<text:span text:style-name="T12">mcp_block (x3) (src/user/mcp_block.vhd)</text:span></text:p>
      <text:p text:style-name="P1"><text:s text:c="12"/>NOTA: serve per risincronizzare il segnale pulse_valid tra il dominio di clock interno e quello dell'ADU, instanziato 3 volte (una per ADU)</text:p>
      <text:p text:style-name="P1"><text:s text:c="12"/>*<text:span text:style-name="T12">shaper (src/user/shaper.vhd)</text:span></text:p>
      <text:p text:style-name="P1"><text:s text:c="16"/>NOTA: window generator -&gt; prende un segnale in ingresso e genera impulsi lunghi 10 clock</text:p>
      <text:p text:style-name="P1"><text:s text:c="12"/>*<text:span text:style-name="T12">synchronizer (src/user/synchronizer.vhd)</text:span></text:p>
      <text:p text:style-name="P1"><text:s text:c="12"/>*<text:span text:style-name="T12">edge_detector (src/user/edge_detector.vhd)</text:span></text:p>
      <text:p text:style-name="P1"><text:s text:c="8"/>*<text:span text:style-name="T1">top_level <text:s text:c="5"/>(src/user/synch/top_level_cont.vhd)</text:span></text:p>
      <text:p text:style-name="P1"><text:s text:c="12"/>NOTA: evito il dettaglio interno, gestisce la sincronizzazione tramite il link dedicato</text:p>
      <text:p text:style-name="P1"><text:s text:c="8"/>*<text:span text:style-name="T12">adu_top_wrapper (x3) (src/tsinghua/adu_top/src/adu_top_wrapper.vhd)</text:span></text:p>
      <text:p text:style-name="P1"><text:s text:c="12"/>NOTA: incapsula tutta la logica di interfaccia con le ADU, evito il dettaglio tanto andrà tolta</text:p>
      <text:p text:style-name="P1"><text:s text:c="8"/>*<text:span text:style-name="T12">dac_config_wrapper (src/tsinghua/adu_top/src/dac_pll_config/dac_config_wrapper.vhd)</text:span></text:p>
      <text:p text:style-name="P1"><text:s text:c="12"/>NOTA: relativo al funzionamento delle ADU</text:p>
      <text:p text:style-name="P1"><text:s text:c="8"/>*<text:span text:style-name="T13">picoblaze_top (src/user/picoblaze_top.vhd)</text:span></text:p>
      <text:p text:style-name="P1"><text:s text:c="12"/>NOTA: incapsula l'interfaccia con la porta UART</text:p>
      <text:p text:style-name="P1"><text:s text:c="12"/></text:p>
      <text:p text:style-name="P1"><text:soft-page-break/><text:s text:c="12"/></text:p>
      <text:p text:style-name="P1"><text:s text:c="12"/></text:p>
      <text:p text:style-name="P1">STRUTTURA INTERNA DI network_interface</text:p>
      <text:p text:style-name="P1">*<text:span text:style-name="T9">network_interface (src/user/network_interface.vhd)</text:span></text:p>
      <text:p text:style-name="P1"><text:s text:c="4"/>*<text:span text:style-name="T13">tri_mod_ethernet_mac_0 <text:s/></text:span></text:p>
      <text:p text:style-name="P1"><text:s text:c="8"/>NOTA: interfaccia Ethernet</text:p>
      <text:p text:style-name="P1"><text:s text:c="4"/>*<text:span text:style-name="T13">mac_fifo_axi4</text:span></text:p>
      <text:p text:style-name="P1"><text:s text:c="4"/>*<text:span text:style-name="T9">process: ipbus_reset</text:span></text:p>
      <text:p text:style-name="P1"><text:s text:c="8"/>NOTA: genera un segnale di ipbus_reset all'avvio (dopo un ritardo di mezzo secondo)</text:p>
      <text:p text:style-name="P1"><text:s text:c="4"/>*<text:span text:style-name="T14">ipbus_ctrl (externals/ipbus-firmware/components/ipbus_core/firmware/hdl/ipbus_ctrl.vhd)</text:span></text:p>
      <text:p text:style-name="P1"><text:s text:c="8"/>NOTA: interfaccia principale IPBUS, non andrà modificata.</text:p>
      <text:p text:style-name="P1"><text:s text:c="4"/>*<text:span text:style-name="T14">USER_ACCESSE2 (IPCORE)</text:span></text:p>
      <text:p text:style-name="P1"><text:s text:c="8"/>NOTA: contiene il MAC-Address della scheda, settato in create_bitstream.tcl</text:p>
      <text:p text:style-name="P1"><text:s text:c="4"/>*<text:span text:style-name="T14">ipbus_shim (externals/ipbus-firmware/components/ipbus_core/firmware/hdl/ipbus_shim.vhd)</text:span></text:p>
      <text:p text:style-name="P1"><text:s text:c="8"/>NOTA: fa da interfaccia tra IPBUS_CTRL e PAYLOAD (lavora sui bus dati IPBUS)</text:p>
      <text:p text:style-name="P1"><text:s text:c="4"/>*<text:span text:style-name="T9">payload <text:s text:c="3"/>(src/user/ipbus_utils/payload.vhd)</text:span></text:p>
      <text:p text:style-name="P1"><text:s text:c="8"/>*<text:span text:style-name="T12">conversione time_stamp in codifica gray (usata da ADU)</text:span></text:p>
      <text:p text:style-name="P1"><text:s text:c="8"/>*<text:span text:style-name="T9">ipbus_subsys (src/user/ipbus_utils/ipbus_subsys.vhd)</text:span></text:p>
      <text:p text:style-name="P1"><text:s text:c="12"/>NOTA: contiene tutti gli slave IPBUS</text:p>
      <text:p text:style-name="P1"><text:s text:c="12"/>*<text:span text:style-name="T15">ipbus_fabric_sel (externals/ipbus-firmware/components/ipbus_core/firmware/hdl/ipbus_fabric_sel.vhd)</text:span></text:p>
      <text:p text:style-name="P1"><text:s text:c="16"/>NOTA: address decoder per IPBUS</text:p>
      <text:p text:style-name="P1"><text:s text:c="12"/>*<text:span text:style-name="T9">tutti gli ipbus_slaves </text:span><text:span text:style-name="T10">(alcuni verranno rimossi)</text:span></text:p>
      <text:p text:style-name="P1"><text:s text:c="12"/></text:p>
      <text:p text:style-name="P1"><text:s text:c="12"/></text:p>
      <text:p text:style-name="P1"><text:s text:c="12"/></text:p>
      <text:p text:style-name="P1">NOTA GENERALE:</text:p>
      <text:p text:style-name="P1"><text:s text:c="4"/>Tutti gli IPBUS slave sono difatti delle interfacce di Memoria con cui si comunica tramite IPBUS. Il modo in cui queste memorie si interfacciano con i blocchi di codice VHDL interni può essere scelto in base alla convenienza.</text:p>
      <text:p text:style-name="P1"><text:s text:c="4"/>Al momento, il codice che implementa la memoria è direttamente inserito nei vari slave, quindi in pratica il blocco network_interface contiene sia l'interfaccia di rete che tutto il codice che utilizza tale interfaccia. In futuro si può pensare di svincolare le due parti.</text:p>
      <text:p text:style-name="P1"><text:s text:c="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File di configurazione della memoria IPBUS</text:p>
      <text:p text:style-name="P4"/>
      <text:p text:style-name="P6">Per gestire la memoria IPBUS si deve editare il file xml in uhal_py/gcu1f3.xml. Questo file contiene una descrizione della mappa di memoria e viene utilizzato per generare il pacchetto vhdl situato in </text:p>
      <text:p text:style-name="P6">src/user/ipbus_utils/ipbus_decode_gcu1f3.vhd</text:p>
      <text:p text:style-name="P6"/>
      <text:p text:style-name="P6">La memoria è organizzata in nodi, ciascun nodo viene caratterizzato dalle sue proprietà principali:</text:p>
      <text:p text:style-name="P6"><text:tab/>-<text:span text:style-name="T18">id</text:span> : stringa di riferimento per l’accesso al nodo (da software), <text:span text:style-name="T2">NECESSARIA</text:span></text:p>
      <text:p text:style-name="P6"><text:tab/>-address : indirizzo del nodo di memoria (assoluto oppure relativo al nodo di livello superiore)</text:p>
      <text:p text:style-name="P6"><text:tab/>-description e tags: stringhe utilizzate per la documentazione e l’assegnazione di tag a livello SW <text:span text:style-name="T17">(</text:span><text:span text:style-name="T3">totalmente opzionali</text:span><text:span text:style-name="T17">)</text:span></text:p>
      <text:p text:style-name="P6"><text:tab/>-fwinfo : informazioni utilizzate per la generazione del codice vhdl <text:span text:style-name="T2">(necessaria per I nodi con sottostruttura);</text:span></text:p>
      <text:p text:style-name="P6"><text:tab/>-mask : maschera del <text:s/>registro <text:span text:style-name="T30">(</text:span><text:span text:style-name="T2">NECESSARIA per I nodi che assegnano un alias ai bit di un nodo di ordine superiore)</text:span></text:p>
      <text:p text:style-name="P6"><text:tab/>-permission : direzionalità del registro (“w”, “r”, “rw”)<text:span text:style-name="T31">(</text:span><text:span text:style-name="T6">NECESSARIA per tutti I nodi senza struttura interna)</text:span></text:p>
      <text:p text:style-name="P7"><text:tab/>-mode : modalità di accesso (“single”, “non-incremental/port”, “incremental/<text:span text:style-name="T31">block</text:span>”) <text:span text:style-name="T4">(NECESSARIA per </text:span><text:span text:style-name="T5">nodi senza struttura interna)</text:span></text:p>
      <text:p text:style-name="P6"><text:tab/><text:span text:style-name="T16">-size : dimensione del blocco di memoria </text:span><text:span text:style-name="T4">(NECESSARIA per nodi di tipo “incremental”, OPZIONALE er nodi di tipo “port”)</text:span></text:p>
      <text:p text:style-name="P3"/>
      <text:p text:style-name="P9">Ovviamente non tutti i nodi necessitano di tutte le proprietà.</text:p>
      <text:p text:style-name="P9"/>
      <text:p text:style-name="P9">I nodi possono anche essere nested uno dentro l’altro. Vediamo alcuni esempi.</text:p>
      <text:p text:style-name="P9"><draw:frame text:anchor-type="paragraph" draw:z-index="0" draw:name="Shape1" draw:style-name="gr1" draw:text-style-name="P15" svg:width="7.4685in" svg:height="2.1878in" svg:x="-0.1154in" svg:y="0.1102in"><draw:text-box><text:p><text:s/><text:span text:style-name="T34">&lt;node id="trigger_manager" address="0x800" description="trigger logic configurator" fwinfo="endpoint;width=2" tags="slave0"&gt;</text:span></text:p><text:p><text:span text:style-name="T34"><text:tab/></text:span><text:span text:style-name="T34">&lt;node id="auto_trigger_mode" address="0x0" <text:s/>description="pre trigger duration"&gt;</text:span></text:p><text:p><text:span text:style-name="T34"><text:s text:c="8"/></text:span><text:span text:style-name="T34"><text:tab/></text:span><text:span text:style-name="T34"><text:tab/></text:span><text:span text:style-name="T34"><text:tab/></text:span><text:span text:style-name="T34">&lt;node id="force_trigger_ch0" mask="0x00000001" /&gt;</text:span></text:p><text:p><text:span text:style-name="T34"><text:s text:c="8"/></text:span><text:span text:style-name="T34"><text:tab/></text:span><text:span text:style-name="T34"><text:tab/></text:span><text:span text:style-name="T34"><text:tab/></text:span><text:span text:style-name="T34">&lt;node id="force_trigger_ch1" mask="0x00000002" /&gt;</text:span></text:p><text:p><text:span text:style-name="T34"><text:tab/></text:span><text:span text:style-name="T34"><text:tab/></text:span><text:span text:style-name="T34"><text:tab/></text:span><text:span text:style-name="T34">&lt;node id="force_trigger_ch2" mask="0x00000004" /&gt;</text:span></text:p><text:p><text:span text:style-name="T34"><text:s text:c="8"/></text:span><text:span text:style-name="T34"><text:tab/></text:span><text:span text:style-name="T34"><text:tab/></text:span><text:span text:style-name="T34"><text:tab/></text:span><text:span text:style-name="T34">&lt;node id="trigger_source_selection" mask="0x00000008" /&gt;</text:span></text:p><text:p><text:span text:style-name="T34"><text:s text:c="8"/></text:span><text:span text:style-name="T34"><text:tab/></text:span><text:span text:style-name="T34"><text:tab/></text:span><text:span text:style-name="T34"><text:tab/></text:span><text:span text:style-name="T34">&lt;node id="trigger_path_selection" mask="0x00000010" /&gt;</text:span></text:p><text:p><text:span text:style-name="T34"><text:tab/></text:span><text:span text:style-name="T34"><text:tab/></text:span><text:span text:style-name="T34"><text:tab/></text:span><text:span text:style-name="T34">&lt;node id="external_trigger_enable" mask="0x00000020" /&gt;</text:span></text:p><text:p><text:span text:style-name="T34"><text:s text:c="8"/></text:span><text:span text:style-name="T34"><text:tab/></text:span><text:span text:style-name="T34"><text:tab/></text:span><text:span text:style-name="T34"><text:tab/></text:span><text:span text:style-name="T34">&lt;node id="trigger_on_threshold" mask="0x00000040" /&gt;</text:span></text:p><text:p><text:span text:style-name="T34"><text:s text:c="8"/></text:span><text:span text:style-name="T34"><text:tab/></text:span><text:span text:style-name="T34"><text:tab/></text:span><text:span text:style-name="T34"><text:tab/></text:span><text:span text:style-name="T34">&lt;node id="global_trigger_enable" mask="0x00000080" /&gt;</text:span></text:p><text:p><text:span text:style-name="T34"><text:s text:c="6"/></text:span><text:span text:style-name="T34"><text:tab/></text:span><text:span text:style-name="T34"><text:tab/></text:span><text:span text:style-name="T34">&lt;/node&gt;</text:span></text:p><text:p><text:span text:style-name="T34">&lt;/node&gt;</text:span></text:p></draw:text-box></draw:frame></text:p>
      <text:p text:style-name="P9"/>
      <text:p text:style-name="P2"/>
      <text:p text:style-name="P1"><text:s text:c="8"/></text:p>
      <text:p text:style-name="P1"><text:s text:c="8"/></text:p>
      <text:p text:style-name="P1"><text:s text:c="8"/></text:p>
      <text:p text:style-name="P1"><text:s text:c="8"/></text:p>
      <text:p text:style-name="P1"><text:s text:c="8"/></text:p>
      <text:p text:style-name="P1"><text:s text:c="8"/></text:p>
      <text:p text:style-name="P1"/>
      <text:p text:style-name="P1"/>
      <text:p text:style-name="P1"/>
      <text:p text:style-name="P1"/>
      <text:p text:style-name="P11"><text:span text:style-name="T19">La prima riga definisce un nodo (trigger manager) con base address 0x800. <text:s/></text:span></text:p>
      <text:p text:style-name="P11"><text:span text:style-name="T19">La proprietà </text:span><text:span text:style-name="T20">fwinfo="endpoint;width=2" </text:span><text:span text:style-name="T23">identifica il nodo come un endpoint nella struttura ipbus e definisce il numero di bit riservati per gli indirizzi interni al blocco stesso. Questo nodo ha una sua sottostruttura (cioè ha una mappa interna di memoria), dunque non richiede ne la caratteristica </text:span><text:span text:style-name="T21">permission (</text:span><text:span text:style-name="T23">in quanto non direttamente leggibile/scrivibile) ne la caratteristica </text:span><text:span text:style-name="T21">mode</text:span><text:span text:style-name="T23">.</text:span></text:p>
      <text:p text:style-name="P10"><text:span text:style-name="T22">La dichiarazione del nodo termina con l’ultima riga.</text:span></text:p>
      <text:p text:style-name="P10"><text:span text:style-name="T22"/></text:p>
      <text:p text:style-name="P10"><text:span text:style-name="T22">La seconda riga definisce una locazione di memoria (“</text:span><text:span text:style-name="T20">auto_trigger_mode</text:span><text:span text:style-name="T22">”) interna al nodo, con indirizzo relativo 0x0. Poichè questo nodo non ha una sua mappa di memoria interna, può essere letto/scritto. Non essendo dichiarate le caratteristiche <text:s/></text:span><text:span text:style-name="T20">permission </text:span><text:span text:style-name="T28">e</text:span><text:span text:style-name="T22"> </text:span><text:span text:style-name="T20">mode </text:span><text:span text:style-name="T22">, assumeranno il loro valore di default (“</text:span><text:span text:style-name="T20">rw</text:span><text:span text:style-name="T22">” e “</text:span><text:span text:style-name="T20">single</text:span><text:span text:style-name="T22">” rispettivamente). Il nodo è chiuso dalla penultima riga.</text:span></text:p>
      <text:p text:style-name="P10"><text:soft-page-break/><text:span text:style-name="T22"/></text:p>
      <text:p text:style-name="P10"><text:span text:style-name="T22">Tutte le righe in mezzo definiscono una suddivisione del registro <text:s/></text:span><text:span text:style-name="T20">auto_trigger_mode</text:span><text:span text:style-name="T22">, assegnando ai vari bit (secondo la caratteristica </text:span><text:span text:style-name="T20">mask</text:span><text:span text:style-name="T28">) un ruolo diverso. Questa suddivisione viene implementata solo a livello SW, dando la possibilità di accedere in lettura/scrittura ai singoli bit che costituiscono il registro. Ciascuno di questi nodi è definito inline tramite la chiusura di linea “</text:span><text:span text:style-name="T26">/&gt;</text:span><text:span text:style-name="T28">” </text:span><text:span text:style-name="T29">ed eredita la caratteristica </text:span><text:span text:style-name="T27">permission </text:span><text:span text:style-name="T29">dal nodo padre (difatti la lettura/scrittura di questi nodi passa attraverso la lettura/scrittura del nodo padre).</text:span></text:p>
      <text:p text:style-name="P10"/>
      <text:p text:style-name="P10"><draw:frame text:anchor-type="paragraph" draw:z-index="1" draw:name="Shape1" draw:style-name="gr2" draw:text-style-name="P15" svg:width="7.4685in" svg:height="0.2594in" svg:x="-0.1154in" svg:y="0.1102in"><draw:text-box><text:p><text:span text:style-name="T34"><text:s/></text:span><text:span text:style-name="T34">&lt;node id="ram" address="0x1000" mode="block" size="0x400" description="1kword RAM" fwinfo="endpoint;width=12"/&gt;</text:span></text:p></draw:text-box></draw:frame></text:p>
      <text:p text:style-name="P10"/>
      <text:p text:style-name="P10"/>
      <text:p text:style-name="P12">Qui viene definito un nodo (“<text:span text:style-name="T1">ram</text:span>”) con base address 0x1000 e modalità “<text:span text:style-name="T1">bloc</text:span><text:span text:style-name="T7">k</text:span><text:span text:style-name="T32">”. Questo rappresenta un’area di memoria contigua (di dimensione definita dalla caratteristica </text:span><text:span text:style-name="T7">size</text:span><text:span text:style-name="T25">). La </text:span><text:span text:style-name="T7">width</text:span><text:span text:style-name="T25"> degli indirizzi di memoria interni deve ovviamente essere compatibile con la dimensione dichiarata.</text:span></text:p>
      <text:p text:style-name="P14"><text:span text:style-name="T25">Il vantaggio di definire un blocco di memoria contiguo sta nel fatto che (lato SW) è possibile fare una lettura multipla con incremento automatico dell’indirizzo.</text:span></text:p>
      <text:p text:style-name="P14"><text:span text:style-name="T25"/></text:p>
      <text:p text:style-name="P14"><draw:frame text:anchor-type="paragraph" draw:z-index="2" draw:name="Shape1" draw:style-name="gr2" draw:text-style-name="P15" svg:width="7.4685in" svg:height="0.9594in" svg:x="-0.1673in" svg:y="0.0311in"><draw:text-box><text:p><text:span text:style-name="T34">&lt;node id="dsp_loader" address="0x500" fwinfo="endpoint;width=2" &gt;</text:span></text:p><text:p><text:span text:style-name="T34"><text:s text:c="8"/></text:span><text:span text:style-name="T34">&lt;node id="fifo_reset" address="0x0" mode="single" permission="rw"/&gt;</text:span></text:p><text:p><text:span text:style-name="T34"><text:s text:c="8"/></text:span><text:span text:style-name="T34">&lt;node id="fifo_wr" address="0x1" mode="non-incremental" permission="w"/&gt;</text:span></text:p><text:p><text:span text:style-name="T34"><text:s text:c="8"/></text:span><text:span text:style-name="T34">&lt;node id="fifo_rd" address="0x2" mode="non-incremental" permission="r"/&gt;</text:span></text:p><text:p><text:span text:style-name="T34"><text:s text:c="8"/></text:span><text:span text:style-name="T34">&lt;node id="fifo_count" address="0x3" mode="single" permission="r"/&gt; <text:s text:c="6"/></text:span></text:p><text:p><text:span text:style-name="T34"><text:s text:c="4"/></text:span><text:span text:style-name="T34">&lt;/node&gt;</text:span></text:p></draw:text-box></draw:frame></text:p>
      <text:p text:style-name="P12"><text:span text:style-name="T25"/></text:p>
      <text:p text:style-name="P12"><text:span text:style-name="T25"/></text:p>
      <text:p text:style-name="P12"><text:span text:style-name="T25"/></text:p>
      <text:p text:style-name="P12"><text:span text:style-name="T25"/></text:p>
      <text:p text:style-name="P12"><text:span text:style-name="T25"/></text:p>
      <text:p text:style-name="P13"><text:span text:style-name="T24">Concentrandosi sulle righe 3 e 4, sono definiti due registri (read e write) per accedere ad una memoria di tipo non-incremental , ovvero ad una porta che legge I dati da una memoria. In questo caso non è necessario inserire la proprietà </text:span><text:span text:style-name="T1">size</text:span><text:span text:style-name="T24">, che difatti serve solo per limitare a livello software il numero di dati contigui che possono essere letti in una singola operazione. Da notare che in questo caso l’implementazione della memoria a livello di VHDL va gestita correttamente, ricordando che il protocollo IPBUS non prevede, per I registri di tipo </text:span><text:span text:style-name="T1">port </text:span><text:span text:style-name="T24">o </text:span><text:span text:style-name="T1">non-incremental </text:span><text:span text:style-name="T24">di generare da se gli strobe di lettura e scrittura della memoria.</text:span></text:p>
      <text:p text:style-name="P13"><text:span text:style-name="T24"/></text:p>
      <text:p text:style-name="P5">NOTE IMPORTANTI</text:p>
      <text:p text:style-name="P8">* lo script che interpreta il file xml è in grado di rilevare conflitti nell’assegnazione di memoria (e.g base address ripetuti o zone di sovrapposizione tra nodi diversi</text:p>
      <text:p text:style-name="P8"/>
      <text:p text:style-name="P8">*non è però in grado di accorgersi se la <text:span text:style-name="T1">width </text:span>dichiarata per un componente è insufficiente a gestire tutti I suoi indirizzi interni</text:p>
      <text:p text:style-name="P8"/>
      <text:p text:style-name="P8">*inoltre sta all’utente verificare che il base address di un blocco abbia a zero tuttti I bit che vengono utilizzati per l’indirizzamento interno</text:p>
      <text:p text:style-name="P8"/>
      <text:p text:style-name="P8">*il pacchetto VHDL che viene prodotto <text:span text:style-name="T33">tiene difatti conto solo dei nodi di livello più alto, tutti gli altri vanno poi correttamente implementati nel vhdl nella forma di IPBUS slave</text:span></text:p>
      <text:p text:style-name="P8"/>
      <text:p text:style-name="P8">*<text:span text:style-name="T33">per ogni nodo caratterizzato dalla caratteristica “</text:span><text:span text:style-name="T8">endpoint</text:span><text:span text:style-name="T33">”, <text:s/>nel pacchetto VHDL verrà aggiunta una entry che definisce un numero intero progressivo che identifica lo slave e che viene utilizzato nel VHDL per indirizzarlo (vedere ad esempio il file src/user/ipbus_utils/ipbus_subsys.vhd).</text:span></text:p>
      <text:p text:style-name="P8"/>
      <text:p text:style-name="P8">*<text:span text:style-name="T33">tutta la struttura di memoria è incapsulata dentro un nodo di livello 0 (al momento si chiama “G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1:21:25.928861902</meta:creation-date>
    <dc:date>2020-06-22T12:34:08.214500672</dc:date>
    <meta:editing-duration>PT49M7S</meta:editing-duration>
    <meta:editing-cycles>11</meta:editing-cycles>
    <meta:generator>LibreOffice/5.2.7.2$Linux_X86_64 LibreOffice_project/20m0$Build-2</meta:generator>
    <meta:document-statistic meta:table-count="0" meta:image-count="0" meta:object-count="0" meta:page-count="4" meta:paragraph-count="104" meta:word-count="1182" meta:character-count="9496" meta:non-whitespace-character-count="7676"/>
  </office:meta>
</office:document-meta>
</file>